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f7f5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table:formula="of:=[.A1]*(720/598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[.A2]*(720/598)" office:value-type="float" office:value="52.9765886287625">
            <text:p>52.98</text:p>
          </table:table-cell>
          <table:table-cell table:formula="of:=[.B2]-[.B1]" office:value-type="float" office:value="52.9765886287625">
            <text:p>52.98</text:p>
          </table:table-cell>
          <table:table-cell/>
          <table:table-cell table:formula="of:=([.C2]+[.C4]+[.C6]+[.C8])/4" office:value-type="float" office:value="54.4816053511706">
            <text:p>54.4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[.A3]*(720/598)" office:value-type="float" office:value="179.397993311037">
            <text:p>179.4</text:p>
          </table:table-cell>
          <table:table-cell table:formula="of:=[.B3]-[.B2]" office:value-type="float" office:value="126.421404682274">
            <text:p>126.42</text:p>
          </table:table-cell>
          <table:table-cell/>
          <table:table-cell table:formula="of:=([.C3]+[.C5]+[.C7]+[.C9])/4" office:value-type="float" office:value="125.518394648829">
            <text:p>125.5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[.A4]*(720/598)" office:value-type="float" office:value="235.986622073579">
            <text:p>235.99</text:p>
          </table:table-cell>
          <table:table-cell table:formula="of:=[.B4]-[.B3]" office:value-type="float" office:value="56.5886287625418">
            <text:p>56.59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A5]*(720/598)" office:value-type="float" office:value="358.795986622074">
            <text:p>358.8</text:p>
          </table:table-cell>
          <table:table-cell table:formula="of:=[.B5]-[.B4]" office:value-type="float" office:value="122.809364548495">
            <text:p>122.8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A6]*(720/598)" office:value-type="float" office:value="414.180602006689">
            <text:p>414.18</text:p>
          </table:table-cell>
          <table:table-cell table:formula="of:=[.B6]-[.B5]" office:value-type="float" office:value="55.3846153846154">
            <text:p>55.38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formula="of:=[.A7]*(720/598)" office:value-type="float" office:value="540.602006688963">
            <text:p>540.6</text:p>
          </table:table-cell>
          <table:table-cell table:formula="of:=[.B7]-[.B6]" office:value-type="float" office:value="126.421404682274">
            <text:p>126.4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formula="of:=[.A8]*(720/598)" office:value-type="float" office:value="593.578595317726">
            <text:p>593.58</text:p>
          </table:table-cell>
          <table:table-cell table:formula="of:=[.B8]-[.B7]" office:value-type="float" office:value="52.9765886287626">
            <text:p>52.98</text:p>
          </table:table-cell>
          <table:table-cell table:number-columns-repeated="2"/>
        </table:table-row>
        <table:table-row table:style-name="ro1">
          <table:table-cell office:value-type="float" office:value="598">
            <text:p>598</text:p>
          </table:table-cell>
          <table:table-cell table:formula="of:=[.A9]*(720/598)" office:value-type="float" office:value="720">
            <text:p>720</text:p>
          </table:table-cell>
          <table:table-cell table:formula="of:=[.B9]-[.B8]" office:value-type="float" office:value="126.421404682274">
            <text:p>126.42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[.B10]-[.B9]" office:value-type="float" office:value="-720">
            <text:p>-72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03/15/2011</text:date>, <text:time>21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Cooke</meta:initial-creator>
    <meta:creation-date>2011-03-12T18:27:02</meta:creation-date>
    <dc:date>2011-03-15T21:24:58</dc:date>
    <dc:creator>Fred Cooke</dc:creator>
    <meta:editing-duration>PT74H42M46S</meta:editing-duration>
    <meta:editing-cycles>1</meta:editing-cycles>
    <meta:document-statistic meta:table-count="3" meta:cell-count="30" meta:object-count="0"/>
    <meta:generator>OpenOffice.org/3.2$Unix OpenOffice.org_project/320m18$Build-9502</meta:generator>
  </office:meta>
</office:document-meta>
</file>